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1c1c1c" loext:opacity="100%" fo:font-weight="bold" fo:background-color="transparent" style:font-weight-asian="bold" style:font-weight-complex="bold"/>
    </style:style>
    <style:style style:name="P3" style:family="paragraph" style:parent-style-name="Standard">
      <style:text-properties officeooo:rsid="0025adc6" officeooo:paragraph-rsid="0025adc6"/>
    </style:style>
    <style:style style:name="T1" style:family="text">
      <style:text-properties officeooo:rsid="0023ed6a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1c1c1c" loext:opacity="100%"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opriedades:</text:p>
      <text:p text:style-name="Standard"><text:tab/></text:p>
      <text:p text:style-name="Standard">FORM data module</text:p>
      <text:p text:style-name="Standard"><text:tab/>necessario </text:p>
      <text:p text:style-name="Standard"><text:tab/><text:tab/>FireDAC &gt; FDConection</text:p>
      <text:p text:style-name="Standard"><text:tab/><text:tab/> <text:s/>FDTable agendamento para cada tabela</text:p>
      <text:p text:style-name="Standard"><text:tab/><text:tab/> <text:s/>FDTable paciente</text:p>
      <text:p text:style-name="Standard"><text:tab/><text:tab/> <text:s text:c="3"/></text:p>
      <text:p text:style-name="Standard"><text:tab/><text:tab/><text:tab/></text:p>
      <text:p text:style-name="Standard"><text:tab/><text:tab/>DATA ACESS &gt; TData Source para cada tabela</text:p>
      <text:p text:style-name="Standard"/>
      <text:p text:style-name="Standard"/>
      <text:p text:style-name="Standard"/>
      <text:p text:style-name="P1">COMANDO DE BUSCA TXT</text:p>
      <text:p text:style-name="Standard"><text:tab/> <text:s/>DM.tbPacientes.Locate('nome', txtBusca.Text, [loPartialkey])</text:p>
      <text:p text:style-name="Standard"/>
      <text:p text:style-name="Standard"/>
      <text:p text:style-name="P2">TDBCOMBOBOX:</text:p>
      <text:p text:style-name="Standard"><text:tab/><text:span text:style-name="T1">L</text:span>istar NOME e gravar na tabela o ID</text:p>
      <text:p text:style-name="Standard"><text:tab/><text:tab/><text:span text:style-name="T2">propriedade</text:span>:</text:p>
      <text:p text:style-name="Standard"><text:tab/><text:tab/> <text:s/><text:span text:style-name="T3">DataSource</text:span></text:p>
      <text:p text:style-name="Standard"><text:tab/><text:tab/> <text:s/><text:span text:style-name="T4">DataField</text:span></text:p>
      <text:p text:style-name="Standard"><text:tab/><text:tab/> <text:s text:c="3"/>Grava o ID</text:p>
      <text:p text:style-name="Standard"><text:tab/><text:tab/> <text:s/><text:span text:style-name="T5">ListSource</text:span>: lista Nome</text:p>
      <text:p text:style-name="Standard"><text:tab/><text:tab/> <text:s/><text:span text:style-name="T5">KeyField</text:span>: id - salva o id</text:p>
      <text:p text:style-name="Standard"/>
      <text:p text:style-name="Standard"><text:tab/><text:tab/> <text:s/></text:p>
      <text:p text:style-name="P3">CAMPOS DE TEXTO: </text:p>
      <text:p text:style-name="P3"><text:tab/>EDITMASK</text:p>
      <text:p text:style-name="P3"><text:tab/> <text:s/><text:span text:style-name="T6">no formulario DM</text:span></text:p>
      <text:p text:style-name="P3"><text:tab/> <text:s text:c="3"/>TFDTABLE: adicione os campos</text:p>
      <text:p text:style-name="P3"><text:tab/><text:tab/>propriedades do campos <text:span text:style-name="T4">editmask</text:span></text:p>
      <text:p text:style-name="P3"><text:tab/><text:tab/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8T23:15:48.542000000</meta:creation-date>
    <meta:generator>LibreOffice/24.8.4.2$Windows_X86_64 LibreOffice_project/bb3cfa12c7b1bf994ecc5649a80400d06cd71002</meta:generator>
    <dc:date>2025-01-28T23:36:26.981000000</dc:date>
    <meta:editing-duration>PT6M18S</meta:editing-duration>
    <meta:editing-cycles>5</meta:editing-cycles>
    <meta:document-statistic meta:table-count="0" meta:image-count="0" meta:object-count="0" meta:page-count="1" meta:paragraph-count="27" meta:word-count="69" meta:character-count="538" meta:non-whitespace-character-count="421"/>
  </office:meta>
</office:document-meta>
</file>